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95cm" style:rel-column-width="1528*"/>
    </style:style>
    <style:style style:name="Tableau1.B" style:family="table-column">
      <style:table-column-properties style:column-width="2.965cm" style:rel-column-width="1681*"/>
    </style:style>
    <style:style style:name="Tableau1.C" style:family="table-column">
      <style:table-column-properties style:column-width="1.235cm" style:rel-column-width="700*"/>
    </style:style>
    <style:style style:name="Tableau1.D" style:family="table-column">
      <style:table-column-properties style:column-width="2.812cm" style:rel-column-width="1594*"/>
    </style:style>
    <style:style style:name="Tableau1.E" style:family="table-column">
      <style:table-column-properties style:column-width="4.394cm" style:rel-column-width="2491*"/>
    </style:style>
    <style:style style:name="Tableau1.F" style:family="table-column">
      <style:table-column-properties style:column-width="2.9cm" style:rel-column-width="164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2" style:family="table-row">
      <style:table-row-properties style:min-row-height="2.817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13" style:family="table-row">
      <style:table-row-properties style:min-row-height="3cm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1a57b9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39d3e0" officeooo:paragraph-rsid="0039d3e0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ceaf3" officeooo:paragraph-rsid="001ceaf3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ceaf3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d95f4" officeooo:paragraph-rsid="001d95f4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3a3213" officeooo:paragraph-rsid="003a3213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d9a8f" officeooo:paragraph-rsid="001d9a8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f27a0" officeooo:paragraph-rsid="001f27a0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20e82c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1d95f4" officeooo:paragraph-rsid="0020e82c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d95f4" officeooo:paragraph-rsid="0020e82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officeooo:rsid="003bb8ba" officeooo:paragraph-rsid="003bb8ba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20e82c" officeooo:paragraph-rsid="0020e82c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3bb8ba" officeooo:paragraph-rsid="003bb8b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3ca981" officeooo:paragraph-rsid="003ca981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39d3e0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39d3e0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d95f4" officeooo:paragraph-rsid="0020e82c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2489b" officeooo:paragraph-rsid="0022489b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3ae92" officeooo:paragraph-rsid="0023ae92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paragraph-rsid="00248606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1d95f4" officeooo:paragraph-rsid="00248606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d95f4" officeooo:paragraph-rsid="0023ae92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d95f4" officeooo:paragraph-rsid="0023ae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20e82c" officeooo:paragraph-rsid="003dc09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officeooo:paragraph-rsid="0023ae92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1d95f4" officeooo:paragraph-rsid="0023ae92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76898" officeooo:paragraph-rsid="00276898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paragraph-rsid="00276898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1d95f4" officeooo:paragraph-rsid="00276898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d95f4" officeooo:paragraph-rsid="00276898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fo:font-weight="bold" officeooo:rsid="001d95f4" officeooo:paragraph-rsid="00276898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3fc449" officeooo:paragraph-rsid="003fc449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paragraph-rsid="003fc449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96429" officeooo:paragraph-rsid="00296429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9d472" officeooo:paragraph-rsid="0029d472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paragraph-rsid="002b2e9b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1d95f4" officeooo:paragraph-rsid="0029d472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d95f4" officeooo:paragraph-rsid="0029d472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font-weight="bold" officeooo:rsid="001d95f4" officeooo:paragraph-rsid="0029d472" style:font-size-asian="10.5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dc091" officeooo:paragraph-rsid="003dc091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e110f" officeooo:paragraph-rsid="002e110f" style:font-size-asian="10.5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officeooo:paragraph-rsid="003dc091" style:font-size-asian="10.5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officeooo:paragraph-rsid="003f8ed3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f8ed3" officeooo:paragraph-rsid="003f8ed3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261096" officeooo:paragraph-rsid="003dc09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officeooo:paragraph-rsid="002e110f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01d95f4" officeooo:paragraph-rsid="002b2e9b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1d95f4" officeooo:paragraph-rsid="002b2e9b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fo:font-weight="bold" officeooo:rsid="001d95f4" officeooo:paragraph-rsid="002b2e9b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2f1156" style:font-size-asian="10.5pt" style:font-size-complex="12pt"/>
    </style:style>
    <style:style style:name="P54" style:family="paragraph" style:parent-style-name="Standard">
      <style:paragraph-properties fo:text-align="center" style:justify-single-word="false"/>
      <style:text-properties fo:font-size="12pt" fo:font-weight="normal" officeooo:rsid="003f8ed3" officeooo:paragraph-rsid="003f8ed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officeooo:paragraph-rsid="003fbed8" style:font-size-asian="10.5pt" style:font-size-complex="12pt"/>
    </style:style>
    <style:style style:name="P56" style:family="paragraph" style:parent-style-name="Standard">
      <style:paragraph-properties fo:text-align="center" style:justify-single-word="false"/>
      <style:text-properties fo:font-size="12pt" officeooo:rsid="003fbed8" officeooo:paragraph-rsid="003fbed8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30cfa8" officeooo:paragraph-rsid="0030cfa8" style:font-size-asian="10.5pt" style:font-size-complex="12pt"/>
    </style:style>
    <style:style style:name="P58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T1" style:family="text">
      <style:text-properties officeooo:rsid="001cea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3213" style:font-weight-asian="bold" style:font-weight-complex="bold"/>
    </style:style>
    <style:style style:name="T4" style:family="text">
      <style:text-properties fo:font-weight="normal" officeooo:rsid="003a3213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bb8ba"/>
    </style:style>
    <style:style style:name="T7" style:family="text">
      <style:text-properties officeooo:rsid="0036a34e"/>
    </style:style>
    <style:style style:name="T8" style:family="text">
      <style:text-properties officeooo:rsid="0037d313"/>
    </style:style>
    <style:style style:name="T9" style:family="text">
      <style:text-properties officeooo:rsid="0020e82c"/>
    </style:style>
    <style:style style:name="T10" style:family="text">
      <style:text-properties officeooo:rsid="001d95f4"/>
    </style:style>
    <style:style style:name="T11" style:family="text">
      <style:text-properties officeooo:rsid="0023627c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officeooo:rsid="003a3213"/>
    </style:style>
    <style:style style:name="T15" style:family="text">
      <style:text-properties officeooo:rsid="0039d3e0"/>
    </style:style>
    <style:style style:name="T16" style:family="text">
      <style:text-properties officeooo:rsid="00248606"/>
    </style:style>
    <style:style style:name="T17" style:family="text">
      <style:text-properties officeooo:rsid="0023ae92"/>
    </style:style>
    <style:style style:name="T18" style:family="text">
      <style:text-properties officeooo:rsid="00261096"/>
    </style:style>
    <style:style style:name="T19" style:family="text">
      <style:text-properties officeooo:rsid="003ca981"/>
    </style:style>
    <style:style style:name="T20" style:family="text">
      <style:text-properties officeooo:rsid="00276898"/>
    </style:style>
    <style:style style:name="T21" style:family="text">
      <style:text-properties officeooo:rsid="003fc449"/>
    </style:style>
    <style:style style:name="T22" style:family="text">
      <style:text-properties officeooo:rsid="0038e622"/>
    </style:style>
    <style:style style:name="T23" style:family="text">
      <style:text-properties officeooo:rsid="0029d472"/>
    </style:style>
    <style:style style:name="T24" style:family="text">
      <style:text-properties officeooo:rsid="002b2e9b"/>
    </style:style>
    <style:style style:name="T25" style:family="text">
      <style:text-properties officeooo:rsid="002e110f"/>
    </style:style>
    <style:style style:name="T26" style:family="text">
      <style:text-properties officeooo:rsid="003f8ed3"/>
    </style:style>
    <style:style style:name="T27" style:family="text">
      <style:text-properties officeooo:rsid="002f1156"/>
    </style:style>
    <style:style style:name="T28" style:family="text">
      <style:text-properties officeooo:rsid="003fbed8"/>
    </style:style>
    <style:style style:name="T29" style:family="text">
      <style:text-properties style:text-position="super 58%" officeooo:rsid="003fbed8"/>
    </style:style>
    <style:style style:name="T30" style:family="text">
      <style:text-properties style:text-position="0% 100%" officeooo:rsid="003fbed8"/>
    </style:style>
    <style:style style:name="T31" style:family="text">
      <style:text-properties style:text-position="0% 100%" officeooo:rsid="003f8e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au comparatif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Type de méthode </text:p>
          </table:table-cell>
          <table:table-cell table:style-name="Tableau1.A1" office:value-type="string">
            <text:p text:style-name="P3">n </text:p>
          </table:table-cell>
          <table:table-cell table:style-name="Tableau1.A1" office:value-type="string">
            <text:p text:style-name="P3">Ɵ </text:p>
          </table:table-cell>
          <table:table-cell table:style-name="Tableau1.A1" office:value-type="string">
            <text:p text:style-name="P3">cpt / Ɵ </text:p>
          </table:table-cell>
          <table:table-cell table:style-name="Tableau1.A1" office:value-type="string">
            <text:p text:style-name="P3">limn-&gt;∞ f(n) / Ɵ cste1, cste2, cste3</text:p>
          </table:table-cell>
          <table:table-cell table:style-name="Tableau1.F1" office:value-type="string">
            <text:p text:style-name="P4">Temps (ms)</text:p>
          </table:table-cell>
        </table:table-row>
        <table:table-row table:style-name="Tableau1.2">
          <table:table-cell table:style-name="Tableau1.A2" office:value-type="string">
            <text:p text:style-name="P2">Recherche</text:p>
            <text:p text:style-name="P2">séquentielle</text:p>
          </table:table-cell>
          <table:table-cell table:style-name="Tableau1.A2" office:value-type="string">
            <text:p text:style-name="P5">1_000_000</text:p>
          </table:table-cell>
          <table:table-cell table:style-name="Tableau1.A2" office:value-type="string">
            <text:p text:style-name="P5">n</text:p>
          </table:table-cell>
          <table:table-cell table:style-name="Tableau1.A2" office:value-type="string">
            <text:p text:style-name="P6">Ɵ <text:span text:style-name="T1">= 1000000</text:span></text:p>
            <text:p text:style-name="P7">cpt = 1000000</text:p>
            <text:p text:style-name="P7"/>
            <text:p text:style-name="P7">cpt / Ɵ = <text:span text:style-name="T2">1</text:span></text:p>
          </table:table-cell>
          <table:table-cell table:style-name="Tableau1.A2" table:number-rows-spanned="3" office:value-type="string">
            <text:p text:style-name="P8">Dans le pire des cas (approximatif)</text:p>
            <text:p text:style-name="P9">f(n) <text:span text:style-name="T3">= </text:span><text:span text:style-name="T4">n</text:span></text:p>
            <text:p text:style-name="P8"><text:span text:style-name="T4">l</text:span><text:span text:style-name="T5">imn→∞ f(n) / <text:s/>Ɵ = n/n = 1</text:span></text:p>
          </table:table-cell>
          <table:table-cell table:style-name="Tableau1.F2" office:value-type="string">
            <text:p text:style-name="P4">3,809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2_000_000</text:p>
          </table:table-cell>
          <table:table-cell table:style-name="Tableau1.A2" office:value-type="string">
            <text:p text:style-name="P5">n</text:p>
          </table:table-cell>
          <table:table-cell table:style-name="Tableau1.A2" office:value-type="string">
            <text:p text:style-name="P6">Ɵ <text:span text:style-name="T1">= 2000000</text:span></text:p>
            <text:p text:style-name="P7">cpt = 2000000</text:p>
            <text:p text:style-name="P7"/>
            <text:p text:style-name="P7">cpt / Ɵ <text:s/>= 1</text:p>
          </table:table-cell>
          <table:covered-table-cell table:style-name="Tableau1.A2"/>
          <table:table-cell table:style-name="Tableau1.F2" office:value-type="string">
            <text:p text:style-name="P4">0,885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4_000_000</text:p>
          </table:table-cell>
          <table:table-cell table:style-name="Tableau1.A2" office:value-type="string">
            <text:p text:style-name="P5">n</text:p>
          </table:table-cell>
          <table:table-cell table:style-name="Tableau1.A2" office:value-type="string">
            <text:p text:style-name="P6">Ɵ <text:span text:style-name="T1">= 4000000</text:span></text:p>
            <text:p text:style-name="P7">cpt = 4000000</text:p>
            <text:p text:style-name="P7"/>
            <text:p text:style-name="P7">cpt / Ɵ = 1</text:p>
          </table:table-cell>
          <table:covered-table-cell table:style-name="Tableau1.A2"/>
          <table:table-cell table:style-name="Tableau1.F2" office:value-type="string">
            <text:p text:style-name="P4">1,385</text:p>
          </table:table-cell>
        </table:table-row>
        <table:table-row>
          <table:table-cell table:style-name="Tableau1.A2" office:value-type="string">
            <text:p text:style-name="P9">Commentaires</text:p>
          </table:table-cell>
          <table:table-cell table:style-name="Tableau1.F2" table:number-columns-spanned="5" office:value-type="string">
            <text:p text:style-name="P9">Le temps est très approximatif pour la recherche séquentielle car <text:span text:style-name="T6">la</text:span><text:span text:style-name="T7"> mé</text:span><text:span text:style-name="T8">thode </text:span>s’exécute rapide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Recherche</text:p>
            <text:p text:style-name="P2">dichotomique</text:p>
          </table:table-cell>
          <table:table-cell table:style-name="Tableau1.A2" office:value-type="string">
            <text:p text:style-name="P2">32768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15</text:span></text:p>
            <text:p text:style-name="P12">cpt = <text:span text:style-name="T9">15</text:span></text:p>
            <text:p text:style-name="P12"/>
            <text:p text:style-name="P13">cpt / Ɵ = 1</text:p>
          </table:table-cell>
          <table:table-cell table:style-name="Tableau1.A2" table:number-rows-spanned="6" office:value-type="string">
            <text:p text:style-name="P14">Dans le pire des cas (approximatif)</text:p>
            <text:p text:style-name="P14"/>
            <text:p text:style-name="P15">f(n) / <text:s/><text:span text:style-name="T10">Ɵ </text:span>= <text:span text:style-name="T11">log2n</text:span> / <text:s/>= <text:span text:style-name="T2">1</text:span></text:p>
            <text:p text:style-name="P15"><text:span text:style-name="T2"/></text:p>
            <text:p text:style-name="P16">f(n) = n/2<text:span text:style-name="T12">k</text:span><text:span text:style-name="T13"> (k : nombre d’itérations)</text:span></text:p>
            <text:p text:style-name="P16">n/2<text:span text:style-name="T12">k</text:span><text:span text:style-name="T13"> = 1</text:span></text:p>
            <text:p text:style-name="P16">n = 2<text:span text:style-name="T12">k</text:span></text:p>
            <text:p text:style-name="P16">log2n = k = f(n)</text:p>
            <text:p text:style-name="P17"/>
            <text:p text:style-name="P17">limn<text:span text:style-name="T14">→∞ </text:span>f(n) / <text:span text:style-name="T10">Ɵ </text:span>= log2n / log2n = 1</text:p>
          </table:table-cell>
          <table:table-cell table:style-name="Tableau1.F2" office:value-type="string">
            <text:p text:style-name="P2">0.001127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65536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16</text:span></text:p>
            <text:p text:style-name="P12">cpt = <text:span text:style-name="T9">16</text:span></text:p>
            <text:p text:style-name="P12"/>
            <text:p text:style-name="P13">cpt / Ɵ = 1</text:p>
          </table:table-cell>
          <table:covered-table-cell table:style-name="Tableau1.A2"/>
          <table:table-cell table:style-name="Tableau1.F2" office:value-type="string">
            <text:p text:style-name="P2">0.001059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31072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17</text:span></text:p>
            <text:p text:style-name="P12">cpt = <text:span text:style-name="T9">17</text:span></text:p>
            <text:p text:style-name="P12"/>
            <text:p text:style-name="P13">cpt / Ɵ = 1</text:p>
          </table:table-cell>
          <table:covered-table-cell table:style-name="Tableau1.A2"/>
          <table:table-cell table:style-name="Tableau1.F2" office:value-type="string">
            <text:p text:style-name="P18">0.000932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262144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18</text:span></text:p>
            <text:p text:style-name="P12">cpt = <text:span text:style-name="T9">18</text:span></text:p>
            <text:p text:style-name="P12"/>
            <text:p text:style-name="P13">cpt / Ɵ = 1</text:p>
          </table:table-cell>
          <table:covered-table-cell table:style-name="Tableau1.A2"/>
          <table:table-cell table:style-name="Tableau1.F2" office:value-type="string">
            <text:p text:style-name="P18"><text:s/><text:span text:style-name="T15">0,007223</text:span>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524288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19</text:span></text:p>
            <text:p text:style-name="P12">cpt = <text:span text:style-name="T9">19</text:span></text:p>
            <text:p text:style-name="P12"/>
            <text:p text:style-name="P13">cpt / Ɵ = 1</text:p>
          </table:table-cell>
          <table:covered-table-cell table:style-name="Tableau1.A2"/>
          <table:table-cell table:style-name="Tableau1.F2" office:value-type="string">
            <text:p text:style-name="P19">0.005816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1048576</text:p>
          </table:table-cell>
          <table:table-cell table:style-name="Tableau1.A2" office:value-type="string">
            <text:p text:style-name="P10">log2n</text:p>
          </table:table-cell>
          <table:table-cell table:style-name="Tableau1.A2" office:value-type="string">
            <text:p text:style-name="P11">Ɵ <text:span text:style-name="T1">= </text:span><text:span text:style-name="T9">20</text:span></text:p>
            <text:p text:style-name="P12">cpt = <text:span text:style-name="T9">20</text:span></text:p>
            <text:p text:style-name="P20"/>
            <text:p text:style-name="P13">cpt / Ɵ = 1</text:p>
          </table:table-cell>
          <table:covered-table-cell table:style-name="Tableau1.A2"/>
          <table:table-cell table:style-name="Tableau1.F2" office:value-type="string">
            <text:p text:style-name="P19">0.004303</text:p>
          </table:table-cell>
        </table:table-row>
        <table:table-row>
          <table:table-cell table:style-name="Tableau1.A2" office:value-type="string">
            <text:p text:style-name="P10">Commentaires</text:p>
          </table:table-cell>
          <table:table-cell table:style-name="Tableau1.F2" table:number-columns-spanned="5" office:value-type="string">
            <text:p text:style-name="P2"/>
            <text:p text:style-name="P21">Méthode très efficace donc les temps ne sont pas cohérents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13">
          <table:table-cell table:style-name="Tableau1.A2" office:value-type="string">
            <text:p text:style-name="P2">Tri simple</text:p>
          </table:table-cell>
          <table:table-cell table:style-name="Tableau1.A2" office:value-type="string">
            <text:p text:style-name="P22">2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3">Ɵ <text:span text:style-name="T16">=</text:span><text:span text:style-name="T1"> </text:span><text:span text:style-name="T17">2000*2</text:span><text:span text:style-name="T16">000</text:span></text:p>
            <text:p text:style-name="P24">cpt = <text:s/><text:span text:style-name="T1">1999000</text:span></text:p>
            <text:p text:style-name="P25"/>
            <text:p text:style-name="P26">cpt / Ɵ = 1/<text:span text:style-name="T17">2</text:span></text:p>
          </table:table-cell>
          <table:table-cell table:style-name="Tableau1.A2" table:number-rows-spanned="5" office:value-type="string">
            <text:p text:style-name="P23">Ɵ <text:span text:style-name="T1">= </text:span><text:span text:style-name="T16">n2</text:span></text:p>
            <text:p text:style-name="P24"><text:span text:style-name="T9">f(n)</text:span> = <text:span text:style-name="T18">n2/2 – n/2</text:span></text:p>
            <text:p text:style-name="P24"/>
            <text:p text:style-name="P27"><text:span text:style-name="T19">limn</text:span><text:span text:style-name="T14">→∞ </text:span>f(n) / <text:s/><text:span text:style-name="T10">Ɵ </text:span>= <text:span text:style-name="T18">n2/2 - n/2</text:span> / <text:span text:style-name="T18">n2</text:span> <text:s/>= 1/<text:span text:style-name="T18">2</text:span></text:p>
          </table:table-cell>
          <table:table-cell table:style-name="Tableau1.F2" office:value-type="string">
            <text:p text:style-name="P2">3.933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4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6">=</text:span><text:span text:style-name="T1"> </text:span><text:span text:style-name="T17">4000*</text:span><text:span text:style-name="T16">4000</text:span></text:p>
            <text:p text:style-name="P24">cpt = <text:s/><text:span text:style-name="T1">7998000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4,030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8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6">=</text:span><text:span text:style-name="T1"> </text:span><text:span text:style-name="T17">8000*</text:span><text:span text:style-name="T16">8000</text:span></text:p>
            <text:p text:style-name="P24">cpt = <text:s/><text:span text:style-name="T1">31996000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8,983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16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">= </text:span><text:span text:style-name="T17">16000*</text:span><text:span text:style-name="T16">16000</text:span></text:p>
            <text:p text:style-name="P24">cpt = <text:span text:style-name="T1">127992000 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59,027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32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">= <text:s/></text:span><text:span text:style-name="T17">32000*</text:span><text:span text:style-name="T16">32000</text:span></text:p>
            <text:p text:style-name="P29">cpt = 511984000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76,12<text:span text:style-name="T15">2</text:span></text:p>
          </table:table-cell>
        </table:table-row>
        <table:table-row>
          <table:table-cell table:style-name="Tableau1.A2" office:value-type="string">
            <text:p text:style-name="P22">Commentaires</text:p>
          </table:table-cell>
          <table:table-cell table:style-name="Tableau1.F2" table:number-columns-spanned="5" office:value-type="string">
            <text:p text:style-name="P2"/>
            <text:p text:style-name="P22">Temps cohér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Tri rapide</text:p>
          </table:table-cell>
          <table:table-cell table:style-name="Tableau1.A2" office:value-type="string">
            <text:p text:style-name="P30">15000</text:p>
          </table:table-cell>
          <table:table-cell table:style-name="Tableau1.A2" office:value-type="string">
            <text:p text:style-name="P30">nlog2n</text:p>
          </table:table-cell>
          <table:table-cell table:style-name="Tableau1.A2" office:value-type="string">
            <text:p text:style-name="P31">Ɵ <text:span text:style-name="T1">= </text:span><text:span text:style-name="T20">nlog2n</text:span></text:p>
            <text:p text:style-name="P32">cpt = 3361411</text:p>
            <text:p text:style-name="P33"/>
            <text:p text:style-name="P34">cpt / Ɵ = 1.30</text:p>
          </table:table-cell>
          <table:table-cell table:style-name="Tableau1.A2" table:number-rows-spanned="5" office:value-type="string">
            <text:p text:style-name="P35">Dans le meilleur des cas (approximatif)</text:p>
            <text:p text:style-name="P35"/>
            <text:p text:style-name="P35">f(n) = nlog2n</text:p>
            <text:p text:style-name="P36">Ɵ <text:span text:style-name="T21">= nlog2n</text:span></text:p>
            <text:p text:style-name="P36"/>
            <text:p text:style-name="P36">limn-&gt;∞ f(n) / Ɵ <text:span text:style-name="T21">= nlog2n / nlog2n = 1</text:span></text:p>
          </table:table-cell>
          <table:table-cell table:style-name="Tableau1.F2" office:value-type="string">
            <text:p text:style-name="P2">19,406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0">30000</text:p>
          </table:table-cell>
          <table:table-cell table:style-name="Tableau1.A2" office:value-type="string">
            <text:p text:style-name="P30">nlog2n</text:p>
          </table:table-cell>
          <table:table-cell table:style-name="Tableau1.A2" office:value-type="string">
            <text:p text:style-name="P31">Ɵ <text:span text:style-name="T1">= </text:span><text:span text:style-name="T20">nlog2n</text:span></text:p>
            <text:p text:style-name="P32">cpt = 7042203</text:p>
            <text:p text:style-name="P32">300000</text:p>
            <text:p text:style-name="P33"/>
            <text:p text:style-name="P34">cpt / Ɵ =1.2<text:span text:style-name="T22">9</text:span></text:p>
          </table:table-cell>
          <table:covered-table-cell table:style-name="Tableau1.A2"/>
          <table:table-cell table:style-name="Tableau1.F2" office:value-type="string">
            <text:p text:style-name="P2">20,136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0">60000</text:p>
          </table:table-cell>
          <table:table-cell table:style-name="Tableau1.A2" office:value-type="string">
            <text:p text:style-name="P30">nlog2n</text:p>
          </table:table-cell>
          <table:table-cell table:style-name="Tableau1.A2" office:value-type="string">
            <text:p text:style-name="P31">Ɵ <text:span text:style-name="T1">= </text:span><text:span text:style-name="T20">nlog2n</text:span></text:p>
            <text:p text:style-name="P32">cpt = 7042203</text:p>
            <text:p text:style-name="P32">300000</text:p>
            <text:p text:style-name="P33"/>
            <text:p text:style-name="P34">cpt / Ɵ = 1.22</text:p>
          </table:table-cell>
          <table:covered-table-cell table:style-name="Tableau1.A2"/>
          <table:table-cell table:style-name="Tableau1.F2" office:value-type="string">
            <text:p text:style-name="P2">40,859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0">120000</text:p>
          </table:table-cell>
          <table:table-cell table:style-name="Tableau1.A2" office:value-type="string">
            <text:p text:style-name="P30">nlog2n</text:p>
          </table:table-cell>
          <table:table-cell table:style-name="Tableau1.A2" office:value-type="string">
            <text:p text:style-name="P31">Ɵ <text:span text:style-name="T1">= </text:span><text:span text:style-name="T20">nlog2n</text:span></text:p>
            <text:p text:style-name="P32">cpt = 31352020</text:p>
            <text:p text:style-name="P32"><text:soft-page-break/>1200000</text:p>
            <text:p text:style-name="P33"/>
            <text:p text:style-name="P34">cpt / Ɵ = 1.2<text:span text:style-name="T22">9</text:span></text:p>
          </table:table-cell>
          <table:covered-table-cell table:style-name="Tableau1.A2"/>
          <table:table-cell table:style-name="Tableau1.F2" office:value-type="string">
            <text:p text:style-name="P2"><text:s/>84,725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0">240000</text:p>
          </table:table-cell>
          <table:table-cell table:style-name="Tableau1.A2" office:value-type="string">
            <text:p text:style-name="P30">nlog2n</text:p>
          </table:table-cell>
          <table:table-cell table:style-name="Tableau1.A2" office:value-type="string">
            <text:p text:style-name="P31">Ɵ <text:span text:style-name="T1">= </text:span><text:span text:style-name="T20">nlog2n</text:span></text:p>
            <text:p text:style-name="P32">cpt = 63505419</text:p>
            <text:p text:style-name="P32">2400000</text:p>
            <text:p text:style-name="P33"/>
            <text:p text:style-name="P34">cpt / Ɵ = 1.29</text:p>
          </table:table-cell>
          <table:covered-table-cell table:style-name="Tableau1.A2"/>
          <table:table-cell table:style-name="Tableau1.F2" office:value-type="string">
            <text:p text:style-name="P2"><text:span text:style-name="T15">1</text:span>76,581</text:p>
          </table:table-cell>
        </table:table-row>
        <table:table-row>
          <table:table-cell table:style-name="Tableau1.A2" office:value-type="string">
            <text:p text:style-name="P30">Commentaires</text:p>
          </table:table-cell>
          <table:table-cell table:style-name="Tableau1.F2" table:number-columns-spanned="5" office:value-type="string">
            <text:p text:style-name="P37">Temps cohér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Tri comptage de</text:p>
            <text:p text:style-name="P2">fréquences</text:p>
          </table:table-cell>
          <table:table-cell table:style-name="Tableau1.A2" office:value-type="string">
            <text:p text:style-name="P38">5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</text:span><text:span text:style-name="T10">1999999</text:span></text:p>
            <text:p text:style-name="P40">cpt = 1999999</text:p>
            <text:p text:style-name="P41"/>
            <text:p text:style-name="P42">cpt / Ɵ = <text:span text:style-name="T24">1</text:span></text:p>
          </table:table-cell>
          <table:table-cell table:style-name="Tableau1.A2" table:number-rows-spanned="6" office:value-type="string">
            <text:p text:style-name="P43">Dans le pire des cas (approximatif)</text:p>
            <text:p text:style-name="P44"/>
            <text:p text:style-name="P43">f(n) = n + k</text:p>
            <text:p text:style-name="P43">n = cpt1 = n</text:p>
            <text:p text:style-name="P43">k = cpt2 = k</text:p>
            <text:p text:style-name="P43"/>
            <text:p text:style-name="P45">Ɵ <text:span text:style-name="T25">= n + max – min + 1</text:span></text:p>
            <text:p text:style-name="P43"/>
            <text:p text:style-name="P43"/>
            <text:p text:style-name="P43">Cas ou k est petit</text:p>
            <text:p text:style-name="P43">(k est négligeable)</text:p>
            <text:p text:style-name="P43"/>
            <text:p text:style-name="P43">cpt1 &gt; cpt2</text:p>
            <text:p text:style-name="P43">~ cpt1 / Ɵ = 1</text:p>
            <text:p text:style-name="P46">limn-&gt;∞ f(n) / Ɵ <text:span text:style-name="T26">= n / <text:s/>Ɵ = 1</text:span></text:p>
            <text:p text:style-name="P43"/>
            <text:p text:style-name="P43">Cas ou k est grand</text:p>
            <text:p text:style-name="P43">(k a une importance)</text:p>
            <text:p text:style-name="P43"/>
            <text:p text:style-name="P43">cpt2 &gt; cpt1</text:p>
            <text:p text:style-name="P43">~ cpt2 / Ɵ = 1</text:p>
            <text:p text:style-name="P46">limn-&gt;∞ f(n) / Ɵ <text:span text:style-name="T26">= k / <text:s/>Ɵ = 1</text:span></text:p>
            <text:p text:style-name="P47"/>
            <text:p text:style-name="P48"/>
            <text:p text:style-name="P44"><text:span text:style-name="T2"/></text:p>
            <text:p text:style-name="P49"/>
          </table:table-cell>
          <table:table-cell table:style-name="Tableau1.F2" office:value-type="string">
            <text:p text:style-name="P2">62,911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8">10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2999999</text:span></text:p>
            <text:p text:style-name="P50">cpt = 2999999</text:p>
            <text:p text:style-name="P51"/>
            <text:p text:style-name="P52">cpt / Ɵ = <text:span text:style-name="T24">1</text:span></text:p>
          </table:table-cell>
          <table:covered-table-cell table:style-name="Tableau1.A2"/>
          <table:table-cell table:style-name="Tableau1.F2" office:value-type="string">
            <text:p text:style-name="P2">67,486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8">20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5000000</text:span></text:p>
            <text:p text:style-name="P50">cpt = 5000000</text:p>
            <text:p text:style-name="P51"/>
            <text:p text:style-name="P52">cpt / Ɵ = <text:span text:style-name="T24">1</text:span></text:p>
          </table:table-cell>
          <table:covered-table-cell table:style-name="Tableau1.A2"/>
          <table:table-cell table:style-name="Tableau1.F2" office:value-type="string">
            <text:p text:style-name="P2">70,182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8">40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9000000</text:span></text:p>
            <text:p text:style-name="P50">cpt = 9000000</text:p>
            <text:p text:style-name="P51"/>
            <text:p text:style-name="P52">cpt / Ɵ = <text:span text:style-name="T24">1</text:span></text:p>
          </table:table-cell>
          <table:covered-table-cell table:style-name="Tableau1.A2"/>
          <table:table-cell table:style-name="Tableau1.F2" office:value-type="string">
            <text:p text:style-name="P2">97,513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8">80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17000000</text:span></text:p>
            <text:p text:style-name="P50">cpt = 17000000</text:p>
            <text:p text:style-name="P51"/>
            <text:p text:style-name="P52">cpt / Ɵ = <text:span text:style-name="T24">1</text:span></text:p>
          </table:table-cell>
          <table:covered-table-cell table:style-name="Tableau1.A2"/>
          <table:table-cell table:style-name="Tableau1.F2" office:value-type="string">
            <text:p text:style-name="P2">171,839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38">16000000</text:p>
          </table:table-cell>
          <table:table-cell table:style-name="Tableau1.A2" office:value-type="string">
            <text:p text:style-name="P38">n+k</text:p>
          </table:table-cell>
          <table:table-cell table:style-name="Tableau1.A2" office:value-type="string">
            <text:p text:style-name="P39">Ɵ <text:span text:style-name="T1">= </text:span><text:span text:style-name="T23">n + max – min + 1 = 33000000</text:span></text:p>
            <text:p text:style-name="P50">cpt = 33000000</text:p>
            <text:p text:style-name="P51"/>
            <text:p text:style-name="P52">cpt / Ɵ = <text:span text:style-name="T24">1</text:span></text:p>
          </table:table-cell>
          <table:covered-table-cell table:style-name="Tableau1.A2"/>
          <table:table-cell table:style-name="Tableau1.F2" office:value-type="string">
            <text:p text:style-name="P2">318,530</text:p>
          </table:table-cell>
        </table:table-row>
        <text:soft-page-break/>
        <table:table-row>
          <table:table-cell table:style-name="Tableau1.A2" office:value-type="string">
            <text:p text:style-name="P38">Commentaires</text:p>
          </table:table-cell>
          <table:table-cell table:style-name="Tableau1.F2" table:number-columns-spanned="5" office:value-type="string">
            <text:p text:style-name="P53"><text:span text:style-name="T27">Temps correc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Tri à bulles</text:p>
          </table:table-cell>
          <table:table-cell table:style-name="Tableau1.A2" office:value-type="string">
            <text:p text:style-name="P22">2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3">Ɵ <text:span text:style-name="T16">=</text:span><text:span text:style-name="T1"> </text:span><text:span text:style-name="T17">2000*2</text:span><text:span text:style-name="T16">000</text:span></text:p>
            <text:p text:style-name="P24">cpt = <text:s/><text:span text:style-name="T1">1999000</text:span></text:p>
            <text:p text:style-name="P25"/>
            <text:p text:style-name="P26">cpt / Ɵ = 1/<text:span text:style-name="T17">2</text:span></text:p>
          </table:table-cell>
          <table:table-cell table:style-name="Tableau1.A2" table:number-rows-spanned="5" office:value-type="string">
            <text:p text:style-name="P54">Dans le pire des cas (approximatif)</text:p>
            <text:p text:style-name="P54"/>
            <text:p text:style-name="P54">f(n) = ((n-1)(n-2))/2</text:p>
            <text:p text:style-name="P54">f(n) = <text:span text:style-name="T28">(n</text:span><text:span text:style-name="T29">2</text:span><text:span text:style-name="T30"> -3n +2)/2</text:span></text:p>
            <text:p text:style-name="P55"><text:span text:style-name="T30">Ɵ = n</text:span><text:span text:style-name="T29">2</text:span></text:p>
            <text:p text:style-name="P54"><text:span text:style-name="T30"/></text:p>
            <text:p text:style-name="P55"><text:span text:style-name="T13">limn-&gt;∞ f(n) / Ɵ </text:span><text:span text:style-name="T31">= </text:span><text:span text:style-name="T30">((n</text:span><text:span text:style-name="T29">2</text:span><text:span text:style-name="T30"> -3n +2)/2</text:span></text:p>
            <text:p text:style-name="P56"><text:span text:style-name="T13">= (n</text:span><text:span text:style-name="T12">2</text:span><text:span text:style-name="T13">/2 -3n/2 +2/2) x 1/n</text:span><text:span text:style-name="T12">2</text:span></text:p>
            <text:p text:style-name="P56">= 1/2 – 3/2n +1/n<text:span text:style-name="T12">2</text:span></text:p>
            <text:p text:style-name="P56">= 1/2</text:p>
          </table:table-cell>
          <table:table-cell table:style-name="Tableau1.F2" office:value-type="string">
            <text:p text:style-name="P2">18,544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4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6">=</text:span><text:span text:style-name="T1"> </text:span><text:span text:style-name="T17">4000*</text:span><text:span text:style-name="T16">4000</text:span></text:p>
            <text:p text:style-name="P24">cpt = <text:s/><text:span text:style-name="T1">7998000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37,954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8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6">=</text:span><text:span text:style-name="T1"> </text:span><text:span text:style-name="T17">8000*</text:span><text:span text:style-name="T16">8000</text:span></text:p>
            <text:p text:style-name="P24">cpt = <text:s/><text:span text:style-name="T1">31996000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111,071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16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">= </text:span><text:span text:style-name="T17">16000*</text:span><text:span text:style-name="T16">16000</text:span></text:p>
            <text:p text:style-name="P24">cpt = <text:span text:style-name="T1">127992000 </text:span>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724,316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2">32000</text:p>
          </table:table-cell>
          <table:table-cell table:style-name="Tableau1.A2" office:value-type="string">
            <text:p text:style-name="P22">n2</text:p>
          </table:table-cell>
          <table:table-cell table:style-name="Tableau1.A2" office:value-type="string">
            <text:p text:style-name="P28">Ɵ <text:span text:style-name="T1">= <text:s/></text:span><text:span text:style-name="T17">32000*</text:span><text:span text:style-name="T16">32000</text:span></text:p>
            <text:p text:style-name="P29">cpt = 511984000</text:p>
            <text:p text:style-name="P25"/>
            <text:p text:style-name="P26">cpt / Ɵ = 1/<text:span text:style-name="T17">2</text:span></text:p>
          </table:table-cell>
          <table:covered-table-cell table:style-name="Tableau1.A2"/>
          <table:table-cell table:style-name="Tableau1.F2" office:value-type="string">
            <text:p text:style-name="P2">3559,13</text:p>
          </table:table-cell>
        </table:table-row>
        <table:table-row>
          <table:table-cell table:style-name="Tableau1.A2" office:value-type="string">
            <text:p text:style-name="P57">Commentaires</text:p>
          </table:table-cell>
          <table:table-cell table:style-name="Tableau1.F2" table:number-columns-spanned="5" office:value-type="string">
            <text:p text:style-name="P57">Temps cohérents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0:58:14.539124192</meta:creation-date>
    <meta:generator>LibreOffice/24.8.3.2$Linux_X86_64 LibreOffice_project/e14c9fdd1f585efcbb2c5363087a99d20928d522</meta:generator>
    <dc:date>2024-12-06T13:37:25.282378746</dc:date>
    <meta:editing-duration>PT3H16M3S</meta:editing-duration>
    <meta:editing-cycles>27</meta:editing-cycles>
    <meta:document-statistic meta:table-count="1" meta:image-count="0" meta:object-count="0" meta:page-count="4" meta:paragraph-count="252" meta:word-count="758" meta:character-count="3001" meta:non-whitespace-character-count="2462"/>
  </office:meta>
</office:document-meta>
</file>